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50000023A7839FAB10DDB99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970bf"/>
    </style:style>
    <style:style style:name="T2" style:family="text">
      <style:text-properties officeooo:rsid="000e46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6<text:span text:style-name="T2">51</text:span>: <text:span text:style-name="T2">CRIAR REMESSA</text:span></text:p>
      <text:p text:style-name="P1"><draw:frame draw:style-name="fr1" draw:name="Figura1" text:anchor-type="paragraph" svg:width="17cm" svg:height="8.375cm" draw:z-index="0"><draw:image xlink:href="Pictures/10000000000004850000023A7839FAB10DDB997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1:15:28.053000000</dc:date>
    <meta:editing-duration>PT3H24M33S</meta:editing-duration>
    <meta:editing-cycles>9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6" meta:character-count="30" meta:non-whitespace-character-count="25"/>
  </office:meta>
</office:document-meta>
</file>